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fef" officeooo:paragraph-rsid="000aefef"/>
    </style:style>
    <style:style style:name="P2" style:family="paragraph" style:parent-style-name="Standard">
      <style:text-properties officeooo:rsid="000c4a78" officeooo:paragraph-rsid="000c4a78"/>
    </style:style>
    <style:style style:name="P3" style:family="paragraph" style:parent-style-name="Standard">
      <style:text-properties officeooo:rsid="000aefef" officeooo:paragraph-rsid="000aef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{</text:p>
      <text:p text:style-name="P2">#include&lt;stdio.h&gt;</text:p>
      <text:p text:style-name="P2">%}</text:p>
      <text:p text:style-name="P2"></text:p>
      <text:p text:style-name="P2">%%</text:p>
      <text:p text:style-name="P2">"praneel" |</text:p>
      <text:p text:style-name="P2">"sushant" |</text:p>
      <text:p text:style-name="P2">"kranti" { printf("\n noun"); }</text:p>
      <text:p text:style-name="P2">"play" |</text:p>
      <text:p text:style-name="P2">"chat" |</text:p>
      <text:p text:style-name="P2">"talk" { printf("\n verb");} </text:p>
      <text:p text:style-name="P2"></text:p>
      <text:p text:style-name="P2">%%</text:p>
      <text:p text:style-name="P2"></text:p>
      <text:p text:style-name="P2">main()</text:p>
      <text:p text:style-name="P2">{</text:p>
      <text:p text:style-name="P2">yylex();</text:p>
      <text:p text:style-name="P2">}</text:p>
      <text:p text:style-name="P2"></text:p>
      <text:p text:style-name="P2">int yywrap()</text:p>
      <text:p text:style-name="P2">{</text:p>
      <text:p text:style-name="P2">return 1;</text:p>
      <text:p text:style-name="P2">}</text:p>
      <text:p text:style-name="P1"/>
      <text:p text:style-name="P1"/>
      <text:p text:style-name="P1"/>
      <text:p text:style-name="P1"/>
      <text:p text:style-name="P1"/>
      <text:p text:style-name="P1">student@icemcompproj1:~$ cd cl1 </text:p>
      <text:p text:style-name="P1">student@icemcompproj1:~/cl1$ ls </text:p>
      <text:p text:style-name="P1">first.l </text:p>
      <text:p text:style-name="P1">student@icemcompproj1:~/cl1$ lex first.l </text:p>
      <text:p text:style-name="P1">student@icemcompproj1:~/cl1$ gcc lex.yy.c </text:p>
      <text:p text:style-name="P1">student@icemcompproj1:~/cl1$ </text:p>
      <text:p text:style-name="P1">student@icemcompproj1:~/cl1$ ./a.out </text:p>
      <text:p text:style-name="P1">praneel </text:p>
      <text:p text:style-name="P1"/>
      <text:p text:style-name="P1"><text:s/>noun </text:p>
      <text:p text:style-name="P1">play </text:p>
      <text:p text:style-name="P1"/>
      <text:p text:style-name="P1"><text:s/>verb </text:p>
      <text:p text:style-name="P1">sushant </text:p>
      <text:p text:style-name="P1"/>
      <text:p text:style-name="P1"><text:s/>noun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3:00:49.170954613</meta:creation-date>
    <dc:date>2015-07-14T13:03:25.625502573</dc:date>
    <meta:editing-duration>PT31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36" meta:word-count="53" meta:character-count="444" meta:non-whitespace-character-count="384"/>
  </office:meta>
</office:document-meta>
</file>